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manifest.rdf" manifest:media-type="application/rdf+xml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Configurations2/" manifest:media-type="application/vnd.sun.xml.ui.configuration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-1.6cm" fo:margin-right="-1.499cm" fo:text-align="end" style:justify-single-word="false" fo:text-indent="0cm" style:auto-text-indent="false" fo:background-color="transparent"/>
      <style:text-properties fo:font-size="14pt" officeooo:rsid="0007ac7a" officeooo:paragraph-rsid="0012ad78" style:font-size-asian="14pt" style:font-size-complex="14pt" style:language-complex="ar" style:country-complex="IQ"/>
    </style:style>
    <style:style style:name="P2" style:family="paragraph" style:parent-style-name="Standard" style:master-page-name="">
      <loext:graphic-properties draw:fill="none"/>
      <style:paragraph-properties fo:margin-left="-1.6cm" fo:margin-right="-1.499cm" fo:text-align="end" style:justify-single-word="false" fo:text-indent="0cm" style:auto-text-indent="false" style:page-number="auto" fo:background-color="transparent"/>
      <style:text-properties fo:font-size="14pt" officeooo:rsid="0007ac7a" officeooo:paragraph-rsid="001558aa" style:font-size-asian="14pt" style:font-size-complex="14pt" style:language-complex="ar" style:country-complex="IQ"/>
    </style:style>
    <style:style style:name="P3" style:family="paragraph" style:parent-style-name="Standard">
      <loext:graphic-properties draw:fill="none"/>
      <style:paragraph-properties fo:margin-left="-1.6cm" fo:margin-right="-1.499cm" fo:text-align="end" style:justify-single-word="false" fo:text-indent="0cm" style:auto-text-indent="false" fo:background-color="transparent"/>
      <style:text-properties fo:font-size="14pt" officeooo:rsid="0007ac7a" officeooo:paragraph-rsid="001558aa" style:font-size-asian="14pt" style:font-size-complex="14pt" style:language-complex="ar" style:country-complex="IQ"/>
    </style:style>
    <style:style style:name="P4" style:family="paragraph" style:parent-style-name="Standard">
      <loext:graphic-properties draw:fill="none"/>
      <style:paragraph-properties fo:margin-left="-1.6cm" fo:margin-right="-1.499cm" fo:text-align="center" style:justify-single-word="false" fo:text-indent="0cm" style:auto-text-indent="false" fo:background-color="transparent" style:writing-mode="rl-tb">
        <style:tab-stops>
          <style:tab-stop style:position="15.367cm"/>
        </style:tab-stops>
      </style:paragraph-properties>
      <style:text-properties fo:font-size="14pt" officeooo:rsid="0007ac7a" officeooo:paragraph-rsid="0012ad78" style:font-size-asian="14pt" style:font-size-complex="14pt" style:language-complex="ar" style:country-complex="IQ"/>
    </style:style>
    <style:style style:name="P5" style:family="paragraph" style:parent-style-name="Standard">
      <loext:graphic-properties draw:fill="none"/>
      <style:paragraph-properties fo:margin-left="-1.6cm" fo:margin-right="-1.499cm" fo:text-align="end" style:justify-single-word="false" fo:text-indent="0cm" style:auto-text-indent="false" fo:background-color="transparent"/>
      <style:text-properties fo:font-size="14pt" officeooo:paragraph-rsid="0012ad78" style:font-size-asian="14pt" style:font-size-complex="14pt" style:language-complex="ar" style:country-complex="IQ"/>
    </style:style>
    <style:style style:name="P6" style:family="paragraph" style:parent-style-name="Standard">
      <loext:graphic-properties draw:fill="none"/>
      <style:paragraph-properties fo:margin-left="-1.6cm" fo:margin-right="-1.499cm" fo:text-align="end" style:justify-single-word="false" fo:text-indent="0cm" style:auto-text-indent="false" fo:background-color="transparent" style:writing-mode="rl-tb">
        <style:tab-stops>
          <style:tab-stop style:position="15.367cm"/>
        </style:tab-stops>
      </style:paragraph-properties>
      <style:text-properties fo:font-size="14pt" fo:language="en" fo:country="US" officeooo:rsid="0012ad78" officeooo:paragraph-rsid="00141721" style:font-size-asian="14pt" style:font-size-complex="14pt" style:language-complex="ar" style:country-complex="IQ"/>
    </style:style>
    <style:style style:name="P7" style:family="paragraph" style:parent-style-name="Standard">
      <loext:graphic-properties draw:fill="none"/>
      <style:paragraph-properties fo:margin-left="-1.6cm" fo:margin-right="-1.499cm" fo:text-align="end" style:justify-single-word="false" fo:text-indent="0cm" style:auto-text-indent="false" fo:background-color="transparent" style:writing-mode="rl-tb">
        <style:tab-stops>
          <style:tab-stop style:position="15.367cm"/>
        </style:tab-stops>
      </style:paragraph-properties>
      <style:text-properties fo:font-size="14pt" fo:language="en" fo:country="US" officeooo:rsid="0012ad78" officeooo:paragraph-rsid="001546b6" style:font-size-asian="14pt" style:font-size-complex="14pt" style:language-complex="ar" style:country-complex="IQ"/>
    </style:style>
    <style:style style:name="P8" style:family="paragraph" style:parent-style-name="Standard">
      <loext:graphic-properties draw:fill="none"/>
      <style:paragraph-properties fo:margin-left="-1.6cm" fo:margin-right="-1.499cm" fo:text-align="end" style:justify-single-word="false" fo:text-indent="0cm" style:auto-text-indent="false" fo:background-color="transparent" style:writing-mode="rl-tb">
        <style:tab-stops>
          <style:tab-stop style:position="15.367cm"/>
        </style:tab-stops>
      </style:paragraph-properties>
      <style:text-properties fo:font-size="14pt" fo:language="en" fo:country="US" officeooo:rsid="0012ad78" officeooo:paragraph-rsid="001558aa" style:font-size-asian="14pt" style:font-size-complex="14pt" style:language-complex="ar" style:country-complex="IQ"/>
    </style:style>
    <style:style style:name="P9" style:family="paragraph" style:parent-style-name="Standard">
      <loext:graphic-properties draw:fill="none"/>
      <style:paragraph-properties fo:margin-left="-1.6cm" fo:margin-right="-1.499cm" fo:text-align="end" style:justify-single-word="false" fo:text-indent="0cm" style:auto-text-indent="false" fo:background-color="transparent" style:writing-mode="rl-tb">
        <style:tab-stops>
          <style:tab-stop style:position="15.367cm"/>
        </style:tab-stops>
      </style:paragraph-properties>
      <style:text-properties fo:font-size="14pt" fo:language="en" fo:country="US" officeooo:rsid="00141721" officeooo:paragraph-rsid="00141721" style:font-size-asian="14pt" style:font-size-complex="14pt" style:language-complex="ar" style:country-complex="IQ"/>
    </style:style>
    <style:style style:name="P10" style:family="paragraph" style:parent-style-name="Standard">
      <loext:graphic-properties draw:fill="none"/>
      <style:paragraph-properties fo:margin-left="-1.6cm" fo:margin-right="-1.499cm" fo:text-align="end" style:justify-single-word="false" fo:text-indent="0cm" style:auto-text-indent="false" fo:background-color="transparent" style:writing-mode="rl-tb">
        <style:tab-stops>
          <style:tab-stop style:position="15.367cm"/>
        </style:tab-stops>
      </style:paragraph-properties>
      <style:text-properties fo:font-size="14pt" fo:language="en" fo:country="US" officeooo:rsid="0014877b" officeooo:paragraph-rsid="001546b6" style:font-size-asian="14pt" style:font-size-complex="14pt" style:language-complex="ar" style:country-complex="IQ"/>
    </style:style>
    <style:style style:name="P11" style:family="paragraph" style:parent-style-name="Standard">
      <loext:graphic-properties draw:fill="none"/>
      <style:paragraph-properties fo:margin-left="-1.6cm" fo:margin-right="-1.499cm" fo:text-align="end" style:justify-single-word="false" fo:text-indent="0cm" style:auto-text-indent="false" fo:background-color="transparent" style:writing-mode="rl-tb">
        <style:tab-stops>
          <style:tab-stop style:position="15.367cm"/>
        </style:tab-stops>
      </style:paragraph-properties>
      <style:text-properties fo:font-size="14pt" fo:language="en" fo:country="US" officeooo:rsid="001546b6" officeooo:paragraph-rsid="001546b6" style:font-size-asian="14pt" style:font-size-complex="14pt" style:language-complex="ar" style:country-complex="IQ"/>
    </style:style>
    <style:style style:name="P12" style:family="paragraph" style:parent-style-name="Standard">
      <loext:graphic-properties draw:fill="none"/>
      <style:paragraph-properties fo:margin-left="-1.6cm" fo:margin-right="-1.499cm" fo:text-align="end" style:justify-single-word="false" fo:text-indent="0cm" style:auto-text-indent="false" fo:background-color="transparent" style:writing-mode="rl-tb">
        <style:tab-stops>
          <style:tab-stop style:position="15.367cm"/>
        </style:tab-stops>
      </style:paragraph-properties>
      <style:text-properties fo:font-size="14pt" fo:language="en" fo:country="US" officeooo:rsid="001546b6" officeooo:paragraph-rsid="001558aa" style:font-size-asian="14pt" style:font-size-complex="14pt" style:language-complex="ar" style:country-complex="IQ"/>
    </style:style>
    <style:style style:name="P13" style:family="paragraph" style:parent-style-name="Standard">
      <loext:graphic-properties draw:fill="none"/>
      <style:paragraph-properties fo:margin-left="-1.6cm" fo:margin-right="-1.499cm" fo:text-align="end" style:justify-single-word="false" fo:text-indent="0cm" style:auto-text-indent="false" fo:background-color="transparent" style:writing-mode="rl-tb">
        <style:tab-stops>
          <style:tab-stop style:position="15.367cm"/>
        </style:tab-stops>
      </style:paragraph-properties>
      <style:text-properties fo:font-size="14pt" fo:language="en" fo:country="US" officeooo:rsid="001558aa" officeooo:paragraph-rsid="001558aa" style:font-size-asian="14pt" style:font-size-complex="14pt" style:language-complex="ar" style:country-complex="IQ"/>
    </style:style>
    <style:style style:name="P14" style:family="paragraph" style:parent-style-name="Standard">
      <loext:graphic-properties draw:fill="none"/>
      <style:paragraph-properties fo:margin-left="-1.6cm" fo:margin-right="-1.499cm" fo:text-align="end" style:justify-single-word="false" fo:text-indent="0cm" style:auto-text-indent="false" fo:background-color="transparent" style:writing-mode="rl-tb">
        <style:tab-stops>
          <style:tab-stop style:position="15.367cm"/>
        </style:tab-stops>
      </style:paragraph-properties>
      <style:text-properties fo:font-size="14pt" fo:language="en" fo:country="US" fo:font-weight="normal" officeooo:rsid="001546b6" officeooo:paragraph-rsid="001546b6" style:font-size-asian="14pt" style:font-weight-asian="normal" style:font-size-complex="14pt" style:language-complex="ar" style:country-complex="IQ" style:font-weight-complex="normal"/>
    </style:style>
    <style:style style:name="P15" style:family="paragraph" style:parent-style-name="Standard">
      <loext:graphic-properties draw:fill="none"/>
      <style:paragraph-properties fo:margin-left="-1.6cm" fo:margin-right="-1.499cm" fo:text-align="end" style:justify-single-word="false" fo:text-indent="0cm" style:auto-text-indent="false" fo:background-color="transparent" style:writing-mode="rl-tb">
        <style:tab-stops>
          <style:tab-stop style:position="15.367cm"/>
        </style:tab-stops>
      </style:paragraph-properties>
      <style:text-properties fo:font-size="14pt" fo:language="en" fo:country="US" fo:font-weight="normal" officeooo:rsid="001546b6" officeooo:paragraph-rsid="001558aa" style:font-size-asian="14pt" style:font-weight-asian="normal" style:font-size-complex="14pt" style:language-complex="ar" style:country-complex="IQ" style:font-weight-complex="normal"/>
    </style:style>
    <style:style style:name="P16" style:family="paragraph" style:parent-style-name="Standard">
      <loext:graphic-properties draw:fill="none"/>
      <style:paragraph-properties fo:margin-left="-1.6cm" fo:margin-right="-1.499cm" fo:text-align="end" style:justify-single-word="false" fo:text-indent="0cm" style:auto-text-indent="false" fo:background-color="transparent" style:writing-mode="rl-tb">
        <style:tab-stops>
          <style:tab-stop style:position="15.367cm"/>
        </style:tab-stops>
      </style:paragraph-properties>
      <style:text-properties fo:font-size="14pt" fo:language="en" fo:country="US" fo:font-weight="normal" officeooo:rsid="001558aa" officeooo:paragraph-rsid="001558aa" style:font-size-asian="14pt" style:font-weight-asian="normal" style:font-size-complex="14pt" style:language-complex="ar" style:country-complex="IQ" style:font-weight-complex="normal"/>
    </style:style>
    <style:style style:name="P17" style:family="paragraph" style:parent-style-name="Standard">
      <loext:graphic-properties draw:fill="none"/>
      <style:paragraph-properties fo:margin-left="-1.6cm" fo:margin-right="-1.499cm" fo:text-align="end" style:justify-single-word="false" fo:text-indent="0cm" style:auto-text-indent="false" fo:background-color="transparent" style:writing-mode="rl-tb">
        <style:tab-stops>
          <style:tab-stop style:position="15.367cm"/>
        </style:tab-stops>
      </style:paragraph-properties>
      <style:text-properties officeooo:paragraph-rsid="00141721"/>
    </style:style>
    <style:style style:name="P18" style:family="paragraph" style:parent-style-name="Standard">
      <loext:graphic-properties draw:fill="none"/>
      <style:paragraph-properties fo:margin-left="-1.6cm" fo:margin-right="-1.499cm" fo:text-align="end" style:justify-single-word="false" fo:text-indent="0cm" style:auto-text-indent="false" fo:background-color="transparent" style:writing-mode="rl-tb">
        <style:tab-stops>
          <style:tab-stop style:position="15.367cm"/>
        </style:tab-stops>
      </style:paragraph-properties>
      <style:text-properties officeooo:paragraph-rsid="001558aa"/>
    </style:style>
    <style:style style:name="P19" style:family="paragraph" style:parent-style-name="Standard">
      <loext:graphic-properties draw:fill="none"/>
      <style:paragraph-properties fo:margin-left="-1.6cm" fo:margin-right="-1.499cm" fo:text-align="end" style:justify-single-word="false" fo:text-indent="0cm" style:auto-text-indent="false" fo:background-color="transparent" style:writing-mode="rl-tb">
        <style:tab-stops>
          <style:tab-stop style:position="15.367cm"/>
        </style:tab-stops>
      </style:paragraph-properties>
      <style:text-properties officeooo:paragraph-rsid="00171812"/>
    </style:style>
    <style:style style:name="P20" style:family="paragraph" style:parent-style-name="Standard">
      <loext:graphic-properties draw:fill="none"/>
      <style:paragraph-properties fo:margin-left="-1.6cm" fo:margin-right="-1.499cm" fo:text-align="end" style:justify-single-word="false" fo:text-indent="0cm" style:auto-text-indent="false" fo:background-color="transparent" style:writing-mode="rl-tb">
        <style:tab-stops>
          <style:tab-stop style:position="15.367cm"/>
        </style:tab-stops>
      </style:paragraph-properties>
      <style:text-properties fo:font-size="14pt" fo:language="en" fo:country="US" officeooo:rsid="00141721" officeooo:paragraph-rsid="00141721" style:font-size-asian="14pt" style:font-size-complex="14pt" style:language-complex="ar" style:country-complex="IQ"/>
    </style:style>
    <style:style style:name="P21" style:family="paragraph" style:parent-style-name="Standard">
      <loext:graphic-properties draw:fill="none"/>
      <style:paragraph-properties fo:margin-left="-1.6cm" fo:margin-right="-1.499cm" fo:text-align="end" style:justify-single-word="false" fo:text-indent="0cm" style:auto-text-indent="false" fo:background-color="transparent" style:writing-mode="rl-tb">
        <style:tab-stops>
          <style:tab-stop style:position="15.367cm"/>
        </style:tab-stops>
      </style:paragraph-properties>
      <style:text-properties fo:font-size="14pt" fo:language="en" fo:country="US" officeooo:rsid="00141721" officeooo:paragraph-rsid="00171812" style:font-size-asian="14pt" style:font-size-complex="14pt" style:language-complex="ar" style:country-complex="IQ"/>
    </style:style>
    <style:style style:name="P22" style:family="paragraph" style:parent-style-name="Standard">
      <loext:graphic-properties draw:fill="none"/>
      <style:paragraph-properties fo:margin-left="-1.6cm" fo:margin-right="-1.499cm" fo:text-align="end" style:justify-single-word="false" fo:text-indent="0cm" style:auto-text-indent="false" fo:background-color="transparent" style:writing-mode="rl-tb">
        <style:tab-stops>
          <style:tab-stop style:position="15.367cm"/>
        </style:tab-stops>
      </style:paragraph-properties>
      <style:text-properties fo:font-size="14pt" fo:language="en" fo:country="US" officeooo:rsid="0012ad78" officeooo:paragraph-rsid="0012ad78" style:font-size-asian="14pt" style:font-size-complex="14pt" style:language-complex="ar" style:country-complex="IQ"/>
    </style:style>
    <style:style style:name="P23" style:family="paragraph" style:parent-style-name="Standard">
      <loext:graphic-properties draw:fill="none"/>
      <style:paragraph-properties fo:margin-left="-1.6cm" fo:margin-right="-1.499cm" fo:text-align="end" style:justify-single-word="false" fo:text-indent="0cm" style:auto-text-indent="false" fo:background-color="transparent" style:writing-mode="rl-tb">
        <style:tab-stops>
          <style:tab-stop style:position="15.367cm"/>
        </style:tab-stops>
      </style:paragraph-properties>
      <style:text-properties fo:font-size="14pt" fo:language="en" fo:country="US" officeooo:rsid="0012ad78" officeooo:paragraph-rsid="00171812" style:font-size-asian="14pt" style:font-size-complex="14pt" style:language-complex="ar" style:country-complex="IQ"/>
    </style:style>
    <style:style style:name="P24" style:family="paragraph" style:parent-style-name="Standard">
      <loext:graphic-properties draw:fill="none"/>
      <style:paragraph-properties fo:margin-left="-1.6cm" fo:margin-right="-1.499cm" fo:text-align="end" style:justify-single-word="false" fo:text-indent="0cm" style:auto-text-indent="false" fo:background-color="transparent" style:writing-mode="rl-tb">
        <style:tab-stops>
          <style:tab-stop style:position="15.367cm"/>
        </style:tab-stops>
      </style:paragraph-properties>
      <style:text-properties fo:font-size="14pt" fo:language="en" fo:country="US" officeooo:rsid="0012ad78" officeooo:paragraph-rsid="001558aa" style:font-size-asian="14pt" style:font-size-complex="14pt" style:language-complex="ar" style:country-complex="IQ"/>
    </style:style>
    <style:style style:name="P25" style:family="paragraph" style:parent-style-name="Standard">
      <loext:graphic-properties draw:fill="none"/>
      <style:paragraph-properties fo:margin-left="-1.6cm" fo:margin-right="-1.499cm" fo:text-align="end" style:justify-single-word="false" fo:text-indent="0cm" style:auto-text-indent="false" fo:background-color="transparent" style:writing-mode="rl-tb">
        <style:tab-stops>
          <style:tab-stop style:position="15.367cm"/>
        </style:tab-stops>
      </style:paragraph-properties>
      <style:text-properties fo:font-size="14pt" fo:language="en" fo:country="US" officeooo:rsid="001558aa" officeooo:paragraph-rsid="001558aa" style:font-size-asian="14pt" style:font-size-complex="14pt" style:language-complex="ar" style:country-complex="IQ"/>
    </style:style>
    <style:style style:name="P26" style:family="paragraph" style:parent-style-name="Standard">
      <loext:graphic-properties draw:fill="none"/>
      <style:paragraph-properties fo:margin-left="-1.6cm" fo:margin-right="-1.499cm" fo:text-align="end" style:justify-single-word="false" fo:text-indent="0cm" style:auto-text-indent="false" fo:background-color="transparent" style:writing-mode="rl-tb">
        <style:tab-stops>
          <style:tab-stop style:position="15.367cm"/>
        </style:tab-stops>
      </style:paragraph-properties>
      <style:text-properties fo:font-size="14pt" fo:language="en" fo:country="US" officeooo:rsid="001558aa" officeooo:paragraph-rsid="00171812" style:font-size-asian="14pt" style:font-size-complex="14pt" style:language-complex="ar" style:country-complex="IQ"/>
    </style:style>
    <style:style style:name="P27" style:family="paragraph" style:parent-style-name="Standard">
      <loext:graphic-properties draw:fill="none"/>
      <style:paragraph-properties fo:margin-left="-1.6cm" fo:margin-right="-1.499cm" fo:text-align="end" style:justify-single-word="false" fo:text-indent="0cm" style:auto-text-indent="false" fo:background-color="transparent" style:writing-mode="rl-tb">
        <style:tab-stops>
          <style:tab-stop style:position="15.367cm"/>
        </style:tab-stops>
      </style:paragraph-properties>
      <style:text-properties fo:font-size="14pt" fo:language="en" fo:country="US" fo:font-weight="normal" officeooo:rsid="001558aa" officeooo:paragraph-rsid="001558aa" style:font-size-asian="14pt" style:font-weight-asian="normal" style:font-size-complex="14pt" style:language-complex="ar" style:country-complex="IQ" style:font-weight-complex="normal"/>
    </style:style>
    <style:style style:name="P28" style:family="paragraph" style:parent-style-name="Standard">
      <loext:graphic-properties draw:fill="none"/>
      <style:paragraph-properties fo:margin-left="-1.6cm" fo:margin-right="-1.499cm" fo:text-align="end" style:justify-single-word="false" fo:text-indent="0cm" style:auto-text-indent="false" fo:background-color="transparent" style:writing-mode="rl-tb">
        <style:tab-stops>
          <style:tab-stop style:position="15.367cm"/>
        </style:tab-stops>
      </style:paragraph-properties>
      <style:text-properties fo:font-size="14pt" fo:language="en" fo:country="US" fo:font-weight="normal" officeooo:rsid="001558aa" officeooo:paragraph-rsid="00171812" style:font-size-asian="14pt" style:font-weight-asian="normal" style:font-size-complex="14pt" style:language-complex="ar" style:country-complex="IQ" style:font-weight-complex="normal"/>
    </style:style>
    <style:style style:name="P29" style:family="paragraph">
      <style:paragraph-properties fo:margin-left="0cm" fo:margin-right="0cm" fo:margin-top="0cm" fo:margin-bottom="0cm" fo:line-height="100%" fo:text-indent="0cm"/>
    </style:style>
    <style:style style:name="P30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853f8"/>
    </style:style>
    <style:style style:name="T2" style:family="text">
      <style:text-properties officeooo:rsid="0007ac7a"/>
    </style:style>
    <style:style style:name="T3" style:family="text">
      <style:text-properties fo:language="en" fo:country="US" officeooo:rsid="0007ac7a"/>
    </style:style>
    <style:style style:name="T4" style:family="text">
      <style:text-properties fo:language="en" fo:country="US" officeooo:rsid="000853f8"/>
    </style:style>
    <style:style style:name="T5" style:family="text">
      <style:text-properties fo:language="en" fo:country="US" officeooo:rsid="00141721"/>
    </style:style>
    <style:style style:name="T6" style:family="text">
      <style:text-properties fo:language="en" fo:country="US" fo:font-weight="bold" officeooo:rsid="0014877b" style:font-weight-asian="bold" style:font-weight-complex="bold"/>
    </style:style>
    <style:style style:name="T7" style:family="text">
      <style:text-properties fo:language="en" fo:country="US" officeooo:rsid="001546b6"/>
    </style:style>
    <style:style style:name="T8" style:family="text">
      <style:text-properties officeooo:rsid="0012ad78"/>
    </style:style>
    <style:style style:name="T9" style:family="text">
      <style:text-properties fo:font-size="14pt" fo:language="en" fo:country="US" officeooo:rsid="0012ad78" style:font-size-asian="14pt" style:font-size-complex="14pt" style:language-complex="ar" style:country-complex="IQ"/>
    </style:style>
    <style:style style:name="T10" style:family="text">
      <style:text-properties fo:font-size="14pt" fo:language="en" fo:country="US" officeooo:rsid="00141721" style:font-size-asian="14pt" style:font-size-complex="14pt" style:language-complex="ar" style:country-complex="IQ"/>
    </style:style>
    <style:style style:name="T11" style:family="text">
      <style:text-properties fo:font-size="14pt" fo:language="en" fo:country="US" officeooo:rsid="00171812" style:font-size-asian="14pt" style:font-size-complex="14pt" style:language-complex="ar" style:country-complex="IQ"/>
    </style:style>
    <style:style style:name="T12" style:family="text">
      <style:text-properties fo:font-size="14pt" officeooo:rsid="00141721" style:font-size-asian="14pt" style:font-size-complex="14pt"/>
    </style:style>
    <style:style style:name="T13" style:family="text">
      <style:text-properties officeooo:rsid="00141721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558aa" style:font-weight-asian="bold" style:font-weight-complex="bold"/>
    </style:style>
    <style:style style:name="T16" style:family="text">
      <style:text-properties fo:font-weight="bold" officeooo:rsid="00171812" style:font-weight-asian="bold" style:font-weight-complex="bold"/>
    </style:style>
    <style:style style:name="T17" style:family="text">
      <style:text-properties fo:font-weight="bold" officeooo:rsid="0014877b" style:font-weight-asian="bold" style:font-weight-complex="bold"/>
    </style:style>
    <style:style style:name="T18" style:family="text">
      <style:text-properties officeooo:rsid="0014877b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141721" style:font-weight-asian="normal" style:font-weight-complex="normal"/>
    </style:style>
    <style:style style:name="T21" style:family="text">
      <style:text-properties fo:font-weight="normal" officeooo:rsid="001546b6" style:font-weight-asian="normal" style:font-weight-complex="normal"/>
    </style:style>
    <style:style style:name="T22" style:family="text">
      <style:text-properties fo:font-weight="normal" officeooo:rsid="001558aa" style:font-weight-asian="normal" style:font-weight-complex="normal"/>
    </style:style>
    <style:style style:name="T23" style:family="text">
      <style:text-properties fo:font-weight="normal" officeooo:rsid="00159988" style:font-weight-asian="normal" style:font-weight-complex="normal"/>
    </style:style>
    <style:style style:name="T24" style:family="text">
      <style:text-properties fo:font-weight="normal" officeooo:rsid="00171812" style:font-weight-asian="normal" style:font-weight-complex="normal"/>
    </style:style>
    <style:style style:name="T25" style:family="text">
      <style:text-properties officeooo:rsid="001558aa"/>
    </style:style>
    <style:style style:name="T26" style:family="text">
      <style:text-properties style:text-underline-style="none" fo:font-weight="bold" officeooo:rsid="0014877b" style:font-weight-asian="bold" style:font-weight-complex="bold"/>
    </style:style>
    <style:style style:name="T27" style:family="text">
      <style:text-properties style:text-underline-style="none" fo:font-weight="bold" officeooo:rsid="001558aa" style:font-weight-asian="bold" style:font-weight-complex="bold"/>
    </style:style>
    <style:style style:name="T28" style:family="text">
      <style:text-properties officeooo:rsid="00171812"/>
    </style:style>
    <style:style style:name="T29" style:family="text">
      <style:text-properties officeooo:rsid="001546b6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049cm" draw:shadow-offset-y="0.049cm" draw:shadow-color="#3465a4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 text:c="5"/></text:p>
      <text:p text:style-name="P3"><text:s text:c="5"/>أدارة مدرسة <text:s text:c="14"/>اسئلة الامتحانات النهائية<text:span text:style-name="T25">ــ </text:span>الدور ا<text:span text:style-name="T28">لثاني</text:span> <text:s text:c="17"/>المادة:<text:span text:style-name="T25">الرياضيات</text:span></text:p>
      <text:p text:style-name="P5"><text:span text:style-name="T2"><text:s text:c="6"/></text:span><text:span text:style-name="T8">نور السعادة</text:span><text:span text:style-name="T2"> <text:s text:c="16"/>للعام الدراسي – 2022-2023 <text:s text:c="26"/></text:span><text:span text:style-name="T3">الصف: </text:span><text:span text:style-name="T4">الرابع </text:span></text:p>
      <text:p text:style-name="P1"><text:s text:c="5"/>الابتدائية ل<text:span text:style-name="T13">ل</text:span>بن<text:span text:style-name="T25">ات</text:span> <text:s text:c="78"/>الزمن :ساعة ونصف <text:s/></text:p>
      <text:p text:style-name="P4"><text:s text:c="33"/><text:span text:style-name="T18">ملاحظة الاجابة عن </text:span><text:span text:style-name="T26">خمس</text:span><text:span text:style-name="T27">ة</text:span><text:span text:style-name="T18"> اسئلة فقط</text:span> <text:s text:c="18"/>التاريخ : <text:s text:c="2"/>- <text:s/><text:span text:style-name="T1"><text:s/>-2023</text:span></text:p>
      <text:p text:style-name="P22">__________________________________________________________________________</text:p>
      <text:p text:style-name="P23"/>
      <text:p text:style-name="P21"><text:s/>س<text:span text:style-name="T28">1</text:span> / أ ــ اكتب العدد بالصورة التحليلة 256<text:span text:style-name="T28">8</text:span>5<text:span text:style-name="T28">7</text:span> = <text:span text:style-name="T28">7</text:span> + <text:s/>+ <text:s text:c="2"/>+ <text:s text:c="3"/>+ <text:s text:c="4"/>+ <text:s text:c="15"/>{2} درجة</text:p>
      <text:p text:style-name="P21"/>
      <text:p text:style-name="P21"><text:s text:c="8"/>ب ــ قسمت معلمة الرياضة تلاميذ الصف الرابع وعددهم <text:span text:style-name="T14">٧٥</text:span> الى <text:span text:style-name="T14">٣</text:span> مجموعات متساوية لزيارة</text:p>
      <text:p text:style-name="P19"><text:span text:style-name="T10"><text:s text:c="14"/>حديقة الزوراء كم تلميذاً في كل مجموعة ؟ <text:s text:c="2"/></text:span></text:p>
      <text:p text:style-name="P6">__________________________________________________________________________</text:p>
      <text:p text:style-name="P9"/>
      <text:p text:style-name="P19"><text:span text:style-name="T9"><text:s/>س</text:span><text:span text:style-name="T11">2</text:span><text:span text:style-name="T9">/ </text:span>أ – جد ناتج الضرب <text:span text:style-name="T28">3</text:span> × <text:span text:style-name="T28">67</text:span> = <text:s text:c="77"/><text:span text:style-name="T5"><text:s text:c="3"/></text:span><text:span text:style-name="T12">{2} درجة</text:span> <text:s text:c="2"/></text:p>
      <text:p text:style-name="P19"><text:s text:c="19"/></text:p>
      <text:p text:style-name="P19"><text:span text:style-name="T8"><text:s text:c="8"/>ب </text:span><text:span text:style-name="T29">ــ</text:span> جد كسراً مكافئاً <text:span text:style-name="T25">للكسر</text:span> <text:s/><text:span text:style-name="T17"><draw:frame draw:style-name="fr1" draw:name="Object2" text:anchor-type="as-char" svg:y="-0.621cm" svg:width="0.325cm" svg:height="1cm" draw:z-index="6"><draw:object xlink:href="./Object 3" xlink:type="simple" xlink:show="embed" xlink:actuate="onLoad"/><draw:image xlink:href="./ObjectReplacements/Object 3" xlink:type="simple" xlink:show="embed" xlink:actuate="onLoad"/><svg:desc>معادلة</svg:desc></draw:frame></text:span><text:s text:c="21"/></text:p>
      <text:p text:style-name="P8">__________________________________________________________________________</text:p>
      <text:p text:style-name="P28"><text:s/>س<text:span text:style-name="T28">3</text:span> / أ ــ جد ناتج:- <text:s/>92<text:span text:style-name="T28">2</text:span>5<text:span text:style-name="T28">53</text:span> <text:s text:c="68"/><text:span text:style-name="T13">{2} درجة</text:span></text:p>
      <text:p text:style-name="P28"><text:s text:c="25"/><text:span text:style-name="T14">-</text:span></text:p>
      <text:p text:style-name="P28"><text:s text:c="28"/>578389 <text:s/></text:p>
      <text:p text:style-name="P28"><text:s text:c="27"/>ـــــــــــــــــ</text:p>
      <text:p text:style-name="P28"><text:s text:c="3"/></text:p>
      <text:p text:style-name="P26"><text:span text:style-name="T19"><text:s text:c="8"/>ب ــ اكتب العدد </text:span><text:span text:style-name="T24">4</text:span><text:span text:style-name="T14"> مليون</text:span><text:span text:style-name="T19"> بالصورة الرقمية = </text:span></text:p>
      <text:p text:style-name="P6">__________________________________________________________________________</text:p>
      <text:p text:style-name="P6"/>
      <text:p text:style-name="P10"><text:s/>س4 / أ ــ حول العدد الكسري الى كسر اعتيادي <text:s/><text:span text:style-name="T14"><draw:frame draw:style-name="fr1" draw:name="كائن1" text:anchor-type="as-char" svg:y="-0.423cm" svg:width="0.041cm" svg:height="0.51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4"><draw:frame draw:style-name="fr1" draw:name="Object1" text:anchor-type="as-char" svg:y="-0.621cm" svg:width="0.58cm" svg:height="1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4"><text:s text:c="43"/></text:span><text:span text:style-name="T20">{2} درجة</text:span></text:p>
      <text:p text:style-name="P10"><text:span text:style-name="T20"><text:s text:c="8"/></text:span><text:span text:style-name="T21">ب ــ جد ناتج <text:s text:c="2"/></text:span><text:span text:style-name="T21"><draw:frame draw:style-name="fr1" draw:name="Object3" text:anchor-type="as-char" svg:y="-0.621cm" svg:width="1.293cm" svg:height="1cm" draw:z-index="2"><draw:object xlink:href="./Object 4" xlink:type="simple" xlink:show="embed" xlink:actuate="onLoad"/><draw:image xlink:href="./ObjectReplacements/Object 4" xlink:type="simple" xlink:show="embed" xlink:actuate="onLoad"/></draw:frame></text:span><text:span text:style-name="T21"><text:s/></text:span></text:p>
      <text:p text:style-name="P14">__________________________________________________________________________</text:p>
      <text:p text:style-name="P7"/>
      <text:p text:style-name="P12"><draw:path text:anchor-type="paragraph" draw:z-index="4" draw:name="start-event-none" draw:style-name="gr1" draw:text-style-name="P30" svg:width="0.676cm" svg:height="0.606cm" svg:x="7.415cm" svg:y="0.157cm" svg:viewBox="0 0 677 607" svg:d="M677 303c0-167-152-303-339-303s-338 136-338 303c0 168 151 304 338 304s339-136 339-304z"><svg:title>start-event-none</svg:title><text:p text:style-name="P29"><text:span text:style-name="T30"><text:s text:c="4"/></text:span></text:p></draw:path><text:span text:style-name="T19"><text:s/>س5 / أ ــ قارن بين الكسرين الاعتياديين <text:s/></text:span><text:span text:style-name="T19"><draw:frame draw:style-name="fr1" draw:name="Object4" text:anchor-type="as-char" svg:y="-0.621cm" svg:width="0.513cm" svg:height="1cm" draw:z-index="3"><draw:object xlink:href="./Object 5" xlink:type="simple" xlink:show="embed" xlink:actuate="onLoad"/><draw:image xlink:href="./ObjectReplacements/Object 5" xlink:type="simple" xlink:show="embed" xlink:actuate="onLoad"/></draw:frame></text:span><text:span text:style-name="T19"><text:s text:c="6"/></text:span><text:span text:style-name="T19"><draw:frame draw:style-name="fr1" draw:name="كائن2" text:anchor-type="as-char" svg:y="-0.663cm" svg:width="0.55cm" svg:height="1.087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19"><text:s text:c="2"/></text:span><text:span text:style-name="T22">بأستخدام ( </text:span><text:span text:style-name="T15">&lt; , &gt; , = </text:span><text:span text:style-name="T22">) <text:s text:c="8"/></text:span><text:span text:style-name="T20">{2} درجة</text:span></text:p>
      <text:p text:style-name="P12"/>
      <text:p text:style-name="P11"><text:span text:style-name="T22"><text:s text:c="7"/>ب ــ جد مضاعف</text:span><text:span text:style-name="T24">ين</text:span><text:span text:style-name="T22"> للعدد </text:span><text:span text:style-name="T16">4</text:span><text:span text:style-name="T22"> ؟</text:span></text:p>
      <text:p text:style-name="P11"/>
      <text:p text:style-name="P13"><text:span text:style-name="T19">__________________________________________________________________________</text:span></text:p>
      <text:p text:style-name="P19"/>
      <text:p text:style-name="P19"><text:span text:style-name="T9"><text:s/></text:span><text:span text:style-name="T10">س</text:span><text:span text:style-name="T11">6</text:span><text:span text:style-name="T10"> / أ ــ قرب العدد الى أقرب ألف <text:s text:c="2"/>45</text:span><text:span text:style-name="T11">2</text:span><text:span text:style-name="T10">79 ؟ <text:s text:c="49"/>{2} درجة</text:span></text:p>
      <text:p text:style-name="P19"/>
      <text:p text:style-name="P21"><text:s text:c="8"/>ب ــ <text:s/>جد ناتج الجمع 26<text:span text:style-name="T28">0</text:span>782 + 54<text:span text:style-name="T28">0</text:span>271 = ؟</text:p>
      <text:p text:style-name="P16"/>
      <text:p text:style-name="P16">__________________________________________________________________________</text:p>
      <text:p text:style-name="P15"><text:s text:c="48"/><text:span text:style-name="T25">أدعو الله لكم بالسداد والتوفيق …</text:span></text:p>
      <text:p text:style-name="P15"/>
      <text:p text:style-name="P16"><text:s text:c="4"/>المعلمة <text:s text:c="44"/>المعلم <text:s text:c="46"/>معلم المادة </text:p>
      <text:p text:style-name="P16"><text:s text:c="3"/>هدى محمد <text:s text:c="35"/>صالح عبدالجبار <text:s text:c="40"/>احمد شاكر</text:p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</office:font-face-decls>
  <office:styles>
    <draw:stroke-dash draw:name="Dashed_20__28_var_29__20_2" draw:display-name="Dashed (var) 2" draw:style="rect" draw:dots1="1" draw:dots1-length="0.006cm" draw:dots2="1" draw:dots2-length="0.006cm" draw:distance="0.006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0.5pt" style:language-asian="zh" style:country-asian="CN" style:font-name-complex="Tahoma1" style:font-size-complex="12pt" style:language-complex="ar" style:country-complex="IQ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Tahoma1" style:font-size-complex="12pt" style:language-complex="ar" style:country-complex="IQ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 style:font-family-generic-complex="swiss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87cm" fo:margin-bottom="1.21cm" fo:margin-left="2cm" fo:margin-right="2cm" style:writing-mode="rl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23T00:24:27.837000000</meta:creation-date>
    <dc:date>2023-04-25T06:49:12.195000000</dc:date>
    <meta:editing-duration>PT4H3M5S</meta:editing-duration>
    <meta:editing-cycles>9</meta:editing-cycles>
    <meta:generator>LibreOffice/7.5.2.2$Windows_X86_64 LibreOffice_project/53bb9681a964705cf672590721dbc85eb4d0c3a2</meta:generator>
    <meta:document-statistic meta:table-count="0" meta:image-count="0" meta:object-count="6" meta:page-count="1" meta:paragraph-count="33" meta:word-count="196" meta:character-count="2350" meta:non-whitespace-character-count="1239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row>
      <mn>2</mn>
      <mfrac>
        <mn>2</mn>
        <mn>4</mn>
      </mfrac>
    </mrow>
    <annotation encoding="StarMath 5.0">2 {2} over {4} </annotation>
  </semantics>
</math>
</file>

<file path=Object 3/content.xml><?xml version="1.0" encoding="utf-8"?>
<math xmlns="http://www.w3.org/1998/Math/MathML" display="block">
  <semantics>
    <mfrac>
      <mn>2</mn>
      <mn>4</mn>
    </mfrac>
    <annotation encoding="StarMath 5.0">{ 2 } over { 4 }</annotation>
  </semantics>
</math>
</file>

<file path=Object 4/content.xml><?xml version="1.0" encoding="utf-8"?>
<math xmlns="http://www.w3.org/1998/Math/MathML" display="block">
  <semantics>
    <mrow>
      <mrow>
        <mrow/>
        <mo stretchy="false">=</mo>
        <mrow/>
      </mrow>
      <mrow>
        <mfrac>
          <mn>1</mn>
          <mn>6</mn>
        </mfrac>
        <mo stretchy="false">+</mo>
        <mfrac>
          <mn>1</mn>
          <mn>2</mn>
        </mfrac>
      </mrow>
    </mrow>
    <annotation encoding="StarMath 5.0"> {}={} {1}over {6} + { 1 } over { 2 }</annotation>
  </semantics>
</math>
</file>

<file path=Object 5/content.xml><?xml version="1.0" encoding="utf-8"?>
<math xmlns="http://www.w3.org/1998/Math/MathML" display="block">
  <semantics>
    <mfrac>
      <mn>6</mn>
      <mn>10</mn>
    </mfrac>
    <annotation encoding="StarMath 5.0">frac {6} {10} </annotation>
  </semantics>
</math>
</file>

<file path=Object 6/content.xml><?xml version="1.0" encoding="utf-8"?>
<math xmlns="http://www.w3.org/1998/Math/MathML" display="block">
  <semantics>
    <mfrac>
      <mn>8</mn>
      <mn>10</mn>
    </mfrac>
    <annotation encoding="StarMath 5.0">frac {8} {10} </annotation>
  </semantics>
</math>
</file>